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048883198661" calcext:value-type="float">
            <text:p>2.23049</text:p>
          </table:table-cell>
          <table:table-cell office:value-type="float" office:value="2.40263547027751" calcext:value-type="float">
            <text:p>2.40264</text:p>
          </table:table-cell>
          <table:table-cell office:value-type="float" office:value="3.31748586157485" calcext:value-type="float">
            <text:p>3.31749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860904152691" calcext:value-type="float">
            <text:p>2.39861</text:p>
          </table:table-cell>
          <table:table-cell office:value-type="float" office:value="2.02309986727334" calcext:value-type="float">
            <text:p>2.0231</text:p>
          </table:table-cell>
          <table:table-cell office:value-type="float" office:value="2.7052058535427" calcext:value-type="float">
            <text:p>2.70521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311364721909" calcext:value-type="float">
            <text:p>2.23311</text:p>
          </table:table-cell>
          <table:table-cell office:value-type="float" office:value="2.39719303154402" calcext:value-type="float">
            <text:p>2.39719</text:p>
          </table:table-cell>
          <table:table-cell office:value-type="float" office:value="3.3481476331386" calcext:value-type="float">
            <text:p>3.34815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9413896580628" calcext:value-type="float">
            <text:p>2.39414</text:p>
          </table:table-cell>
          <table:table-cell office:value-type="float" office:value="2.00811894231408" calcext:value-type="float">
            <text:p>2.00812</text:p>
          </table:table-cell>
          <table:table-cell office:value-type="float" office:value="2.6784016826179" calcext:value-type="float">
            <text:p>2.6784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36340648141473" calcext:value-type="float">
            <text:p>2.36341</text:p>
          </table:table-cell>
          <table:table-cell office:value-type="float" office:value="2.08941938091987" calcext:value-type="float">
            <text:p>2.08942</text:p>
          </table:table-cell>
          <table:table-cell office:value-type="float" office:value="2.74993668980549" calcext:value-type="float">
            <text:p>2.74994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4411314135319" calcext:value-type="float">
            <text:p>2.34411</text:p>
          </table:table-cell>
          <table:table-cell office:value-type="float" office:value="2.08437296899228" calcext:value-type="float">
            <text:p>2.08437</text:p>
          </table:table-cell>
          <table:table-cell office:value-type="float" office:value="2.76870432485381" calcext:value-type="float">
            <text:p>2.7687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.21298689079049" calcext:value-type="float">
            <text:p>2.21299</text:p>
          </table:table-cell>
          <table:table-cell office:value-type="float" office:value="2.33130593382809" calcext:value-type="float">
            <text:p>2.33131</text:p>
          </table:table-cell>
          <table:table-cell office:value-type="float" office:value="3.14354113952217" calcext:value-type="float">
            <text:p>3.1435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49902306085" calcext:value-type="float">
            <text:p>2.32499</text:p>
          </table:table-cell>
          <table:table-cell office:value-type="float" office:value="2.20198323592197" calcext:value-type="float">
            <text:p>2.20198</text:p>
          </table:table-cell>
          <table:table-cell office:value-type="float" office:value="2.88837972204916" calcext:value-type="float">
            <text:p>2.8883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471547265347" calcext:value-type="float">
            <text:p>2.22472</text:p>
          </table:table-cell>
          <table:table-cell office:value-type="float" office:value="2.32400054815964" calcext:value-type="float">
            <text:p>2.324</text:p>
          </table:table-cell>
          <table:table-cell office:value-type="float" office:value="3.18948821951251" calcext:value-type="float">
            <text:p>3.1894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226806906278" calcext:value-type="float">
            <text:p>2.32268</text:p>
          </table:table-cell>
          <table:table-cell office:value-type="float" office:value="2.22797203686589" calcext:value-type="float">
            <text:p>2.22797</text:p>
          </table:table-cell>
          <table:table-cell office:value-type="float" office:value="3.20487124918391" calcext:value-type="float">
            <text:p>3.2048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219103054352" calcext:value-type="float">
            <text:p>2.32191</text:p>
          </table:table-cell>
          <table:table-cell office:value-type="float" office:value="2.24703671044562" calcext:value-type="float">
            <text:p>2.24704</text:p>
          </table:table-cell>
          <table:table-cell office:value-type="float" office:value="3.21410908844253" calcext:value-type="float">
            <text:p>3.2141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0484430396753" calcext:value-type="float">
            <text:p>2.30484</text:p>
          </table:table-cell>
          <table:table-cell office:value-type="float" office:value="2.24396922707056" calcext:value-type="float">
            <text:p>2.24397</text:p>
          </table:table-cell>
          <table:table-cell office:value-type="float" office:value="2.98568668462697" calcext:value-type="float">
            <text:p>2.98569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63311501342" calcext:value-type="float">
            <text:p>2.29633</text:p>
          </table:table-cell>
          <table:table-cell office:value-type="float" office:value="2.09631417126865" calcext:value-type="float">
            <text:p>2.09631</text:p>
          </table:table-cell>
          <table:table-cell office:value-type="float" office:value="2.81913959598789" calcext:value-type="float">
            <text:p>2.81914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431496644552" calcext:value-type="float">
            <text:p>2.29431</text:p>
          </table:table-cell>
          <table:table-cell office:value-type="float" office:value="2.10674972161735" calcext:value-type="float">
            <text:p>2.10675</text:p>
          </table:table-cell>
          <table:table-cell office:value-type="float" office:value="2.82246032251355" calcext:value-type="float">
            <text:p>2.82246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207195434972" calcext:value-type="float">
            <text:p>2.29207</text:p>
          </table:table-cell>
          <table:table-cell office:value-type="float" office:value="2.24622252391761" calcext:value-type="float">
            <text:p>2.24622</text:p>
          </table:table-cell>
          <table:table-cell office:value-type="float" office:value="3.00924121253261" calcext:value-type="float">
            <text:p>3.00924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86118987374" calcext:value-type="float">
            <text:p>2.28861</text:p>
          </table:table-cell>
          <table:table-cell office:value-type="float" office:value="2.20400385407086" calcext:value-type="float">
            <text:p>2.204</text:p>
          </table:table-cell>
          <table:table-cell office:value-type="float" office:value="2.87876104619375" calcext:value-type="float">
            <text:p>2.87876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9998437553072" calcext:value-type="float">
            <text:p>2.29998</text:p>
          </table:table-cell>
          <table:table-cell office:value-type="float" office:value="2.2883992844446" calcext:value-type="float">
            <text:p>2.2884</text:p>
          </table:table-cell>
          <table:table-cell office:value-type="float" office:value="3.23515471621209" calcext:value-type="float">
            <text:p>3.23515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546145954333" calcext:value-type="float">
            <text:p>2.28546</text:p>
          </table:table-cell>
          <table:table-cell office:value-type="float" office:value="2.27596504466923" calcext:value-type="float">
            <text:p>2.27597</text:p>
          </table:table-cell>
          <table:table-cell office:value-type="float" office:value="3.14361146675032" calcext:value-type="float">
            <text:p>3.1436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221117815763" calcext:value-type="float">
            <text:p>2.28221</text:p>
          </table:table-cell>
          <table:table-cell office:value-type="float" office:value="2.29915691005542" calcext:value-type="float">
            <text:p>2.29916</text:p>
          </table:table-cell>
          <table:table-cell office:value-type="float" office:value="3.25585171929795" calcext:value-type="float">
            <text:p>3.25585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062008405333" calcext:value-type="float">
            <text:p>2.28062</text:p>
          </table:table-cell>
          <table:table-cell office:value-type="float" office:value="2.26511105835404" calcext:value-type="float">
            <text:p>2.26511</text:p>
          </table:table-cell>
          <table:table-cell office:value-type="float" office:value="3.14175087543772" calcext:value-type="float">
            <text:p>3.14175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8752935249029" calcext:value-type="float">
            <text:p>2.28753</text:p>
          </table:table-cell>
          <table:table-cell office:value-type="float" office:value="2.27846863217961" calcext:value-type="float">
            <text:p>2.27847</text:p>
          </table:table-cell>
          <table:table-cell office:value-type="float" office:value="3.23029414761727" calcext:value-type="float">
            <text:p>3.23029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820958064375" calcext:value-type="float">
            <text:p>2.27821</text:p>
          </table:table-cell>
          <table:table-cell office:value-type="float" office:value="2.24161664709963" calcext:value-type="float">
            <text:p>2.24162</text:p>
          </table:table-cell>
          <table:table-cell office:value-type="float" office:value="3.16089802111545" calcext:value-type="float">
            <text:p>3.160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567534407868" calcext:value-type="float">
            <text:p>2.27568</text:p>
          </table:table-cell>
          <table:table-cell office:value-type="float" office:value="2.28199649737303" calcext:value-type="float">
            <text:p>2.282</text:p>
          </table:table-cell>
          <table:table-cell office:value-type="float" office:value="3.24241791513126" calcext:value-type="float">
            <text:p>3.24242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540967162695" calcext:value-type="float">
            <text:p>2.27541</text:p>
          </table:table-cell>
          <table:table-cell office:value-type="float" office:value="2.22965461704409" calcext:value-type="float">
            <text:p>2.22965</text:p>
          </table:table-cell>
          <table:table-cell office:value-type="float" office:value="3.14725630560182" calcext:value-type="float">
            <text:p>3.14726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71776283622" calcext:value-type="float">
            <text:p>2.22718</text:p>
          </table:table-cell>
          <table:table-cell office:value-type="float" office:value="2.26889034912937" calcext:value-type="float">
            <text:p>2.26889</text:p>
          </table:table-cell>
          <table:table-cell office:value-type="float" office:value="2.93540431232565" calcext:value-type="float">
            <text:p>2.935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556274644873" calcext:value-type="float">
            <text:p>2.26556</text:p>
          </table:table-cell>
          <table:table-cell office:value-type="float" office:value="2.1570334305663" calcext:value-type="float">
            <text:p>2.15703</text:p>
          </table:table-cell>
          <table:table-cell office:value-type="float" office:value="2.98602906783913" calcext:value-type="float">
            <text:p>2.98603</text:p>
          </table:table-cell>
          <table:table-cell office:value-type="float" office:value="35276100" calcext:value-type="float">
            <text:p>35276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521554253446" calcext:value-type="float">
            <text:p>2.26522</text:p>
          </table:table-cell>
          <table:table-cell office:value-type="float" office:value="2.15971085239015" calcext:value-type="float">
            <text:p>2.15971</text:p>
          </table:table-cell>
          <table:table-cell office:value-type="float" office:value="2.9843550732649" calcext:value-type="float">
            <text:p>2.98436</text:p>
          </table:table-cell>
          <table:table-cell office:value-type="float" office:value="35276100" calcext:value-type="float">
            <text:p>35276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377851525028" calcext:value-type="float">
            <text:p>2.26378</text:p>
          </table:table-cell>
          <table:table-cell office:value-type="float" office:value="2.19092931424947" calcext:value-type="float">
            <text:p>2.19093</text:p>
          </table:table-cell>
          <table:table-cell office:value-type="float" office:value="2.84143205292849" calcext:value-type="float">
            <text:p>2.8414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14428400641" calcext:value-type="float">
            <text:p>2.22144</text:p>
          </table:table-cell>
          <table:table-cell office:value-type="float" office:value="2.26202606953194" calcext:value-type="float">
            <text:p>2.26203</text:p>
          </table:table-cell>
          <table:table-cell office:value-type="float" office:value="2.95776871486591" calcext:value-type="float">
            <text:p>2.9577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201914147475" calcext:value-type="float">
            <text:p>2.26202</text:p>
          </table:table-cell>
          <table:table-cell office:value-type="float" office:value="2.28031826129484" calcext:value-type="float">
            <text:p>2.28032</text:p>
          </table:table-cell>
          <table:table-cell office:value-type="float" office:value="3.22825882123457" calcext:value-type="float">
            <text:p>3.22826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118003757055" calcext:value-type="float">
            <text:p>2.26118</text:p>
          </table:table-cell>
          <table:table-cell office:value-type="float" office:value="2.27480005484339" calcext:value-type="float">
            <text:p>2.2748</text:p>
          </table:table-cell>
          <table:table-cell office:value-type="float" office:value="3.21544276851707" calcext:value-type="float">
            <text:p>3.21544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398301552789" calcext:value-type="float">
            <text:p>2.25398</text:p>
          </table:table-cell>
          <table:table-cell office:value-type="float" office:value="2.17469389946357" calcext:value-type="float">
            <text:p>2.17469</text:p>
          </table:table-cell>
          <table:table-cell office:value-type="float" office:value="2.8434779881411" calcext:value-type="float">
            <text:p>2.8434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265850674926" calcext:value-type="float">
            <text:p>2.25266</text:p>
          </table:table-cell>
          <table:table-cell office:value-type="float" office:value="2.32392589607065" calcext:value-type="float">
            <text:p>2.32393</text:p>
          </table:table-cell>
          <table:table-cell office:value-type="float" office:value="3.07265709255213" calcext:value-type="float">
            <text:p>3.07266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743178853066" calcext:value-type="float">
            <text:p>2.24743</text:p>
          </table:table-cell>
          <table:table-cell office:value-type="float" office:value="2.19872141394181" calcext:value-type="float">
            <text:p>2.19872</text:p>
          </table:table-cell>
          <table:table-cell office:value-type="float" office:value="2.84964129877069" calcext:value-type="float">
            <text:p>2.84964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358206507988" calcext:value-type="float">
            <text:p>2.24358</text:p>
          </table:table-cell>
          <table:table-cell office:value-type="float" office:value="2.19839772484731" calcext:value-type="float">
            <text:p>2.1984</text:p>
          </table:table-cell>
          <table:table-cell office:value-type="float" office:value="2.8398122320554" calcext:value-type="float">
            <text:p>2.83981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4282270917743" calcext:value-type="float">
            <text:p>2.24282</text:p>
          </table:table-cell>
          <table:table-cell office:value-type="float" office:value="2.32105547188223" calcext:value-type="float">
            <text:p>2.32106</text:p>
          </table:table-cell>
          <table:table-cell office:value-type="float" office:value="3.02914439659744" calcext:value-type="float">
            <text:p>3.02914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9187606852122" calcext:value-type="float">
            <text:p>2.29188</text:p>
          </table:table-cell>
          <table:table-cell office:value-type="float" office:value="2.22745805169661" calcext:value-type="float">
            <text:p>2.22746</text:p>
          </table:table-cell>
          <table:table-cell office:value-type="float" office:value="2.97540165075915" calcext:value-type="float">
            <text:p>2.9754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112488574121" calcext:value-type="float">
            <text:p>2.22112</text:p>
          </table:table-cell>
          <table:table-cell office:value-type="float" office:value="2.2451482927229" calcext:value-type="float">
            <text:p>2.24515</text:p>
          </table:table-cell>
          <table:table-cell office:value-type="float" office:value="2.8487749055908" calcext:value-type="float">
            <text:p>2.8487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30233914156" calcext:value-type="float">
            <text:p>2.28302</text:p>
          </table:table-cell>
          <table:table-cell office:value-type="float" office:value="2.21930858892927" calcext:value-type="float">
            <text:p>2.21931</text:p>
          </table:table-cell>
          <table:table-cell office:value-type="float" office:value="2.99018783329371" calcext:value-type="float">
            <text:p>2.99019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697105067227" calcext:value-type="float">
            <text:p>2.21697</text:p>
          </table:table-cell>
          <table:table-cell office:value-type="float" office:value="2.31568510771761" calcext:value-type="float">
            <text:p>2.31569</text:p>
          </table:table-cell>
          <table:table-cell office:value-type="float" office:value="3.05863652353766" calcext:value-type="float">
            <text:p>3.0586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586871833173" calcext:value-type="float">
            <text:p>2.21587</text:p>
          </table:table-cell>
          <table:table-cell office:value-type="float" office:value="2.39681720320594" calcext:value-type="float">
            <text:p>2.39682</text:p>
          </table:table-cell>
          <table:table-cell office:value-type="float" office:value="3.46675368985682" calcext:value-type="float">
            <text:p>3.46675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455276134541" calcext:value-type="float">
            <text:p>2.21455</text:p>
          </table:table-cell>
          <table:table-cell office:value-type="float" office:value="2.38455301596462" calcext:value-type="float">
            <text:p>2.38455</text:p>
          </table:table-cell>
          <table:table-cell office:value-type="float" office:value="3.44135219778821" calcext:value-type="float">
            <text:p>3.44135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077695977667" calcext:value-type="float">
            <text:p>2.21078</text:p>
          </table:table-cell>
          <table:table-cell office:value-type="float" office:value="2.25158317828045" calcext:value-type="float">
            <text:p>2.25158</text:p>
          </table:table-cell>
          <table:table-cell office:value-type="float" office:value="2.82805209777021" calcext:value-type="float">
            <text:p>2.8280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926567800142" calcext:value-type="float">
            <text:p>2.20927</text:p>
          </table:table-cell>
          <table:table-cell office:value-type="float" office:value="2.30453076545973" calcext:value-type="float">
            <text:p>2.30453</text:p>
          </table:table-cell>
          <table:table-cell office:value-type="float" office:value="3.05986021929211" calcext:value-type="float">
            <text:p>3.05986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216928232898" calcext:value-type="float">
            <text:p>2.20217</text:p>
          </table:table-cell>
          <table:table-cell office:value-type="float" office:value="2.31325307539977" calcext:value-type="float">
            <text:p>2.31325</text:p>
          </table:table-cell>
          <table:table-cell office:value-type="float" office:value="3.12745067275033" calcext:value-type="float">
            <text:p>3.12745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9865497447808" calcext:value-type="float">
            <text:p>2.19865</text:p>
          </table:table-cell>
          <table:table-cell office:value-type="float" office:value="2.35556767723004" calcext:value-type="float">
            <text:p>2.35557</text:p>
          </table:table-cell>
          <table:table-cell office:value-type="float" office:value="3.2291415226688" calcext:value-type="float">
            <text:p>3.2291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46733416771" calcext:value-type="float">
            <text:p>2.19467</text:p>
          </table:table-cell>
          <table:table-cell office:value-type="float" office:value="2.26796212780099" calcext:value-type="float">
            <text:p>2.26796</text:p>
          </table:table-cell>
          <table:table-cell office:value-type="float" office:value="3.01235357756518" calcext:value-type="float">
            <text:p>3.01235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239014006267" calcext:value-type="float">
            <text:p>2.19239</text:p>
          </table:table-cell>
          <table:table-cell office:value-type="float" office:value="2.30784079585113" calcext:value-type="float">
            <text:p>2.30784</text:p>
          </table:table-cell>
          <table:table-cell office:value-type="float" office:value="3.13190961017373" calcext:value-type="float">
            <text:p>3.13191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567681353104" calcext:value-type="float">
            <text:p>2.18568</text:p>
          </table:table-cell>
          <table:table-cell office:value-type="float" office:value="2.26879695664779" calcext:value-type="float">
            <text:p>2.2688</text:p>
          </table:table-cell>
          <table:table-cell office:value-type="float" office:value="3.00456078572792" calcext:value-type="float">
            <text:p>3.00456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893198283029" calcext:value-type="float">
            <text:p>2.17893</text:p>
          </table:table-cell>
          <table:table-cell office:value-type="float" office:value="2.3892954819226" calcext:value-type="float">
            <text:p>2.3893</text:p>
          </table:table-cell>
          <table:table-cell office:value-type="float" office:value="3.26588927910962" calcext:value-type="float">
            <text:p>3.26589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492138571366" calcext:value-type="float">
            <text:p>2.17492</text:p>
          </table:table-cell>
          <table:table-cell office:value-type="float" office:value="2.34664847002711" calcext:value-type="float">
            <text:p>2.34665</text:p>
          </table:table-cell>
          <table:table-cell office:value-type="float" office:value="3.22888383112727" calcext:value-type="float">
            <text:p>3.2288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16828721376744" calcext:value-type="float">
            <text:p>2.16829</text:p>
          </table:table-cell>
          <table:table-cell office:value-type="float" office:value="2.39587946703766" calcext:value-type="float">
            <text:p>2.39588</text:p>
          </table:table-cell>
          <table:table-cell office:value-type="float" office:value="3.26664868258089" calcext:value-type="float">
            <text:p>3.26665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16779584631184" calcext:value-type="float">
            <text:p>2.1678</text:p>
          </table:table-cell>
          <table:table-cell office:value-type="float" office:value="2.3509382718145" calcext:value-type="float">
            <text:p>2.35094</text:p>
          </table:table-cell>
          <table:table-cell office:value-type="float" office:value="3.13254118465834" calcext:value-type="float">
            <text:p>3.13254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426416460849" calcext:value-type="float">
            <text:p>2.16426</text:p>
          </table:table-cell>
          <table:table-cell office:value-type="float" office:value="2.35821633580314" calcext:value-type="float">
            <text:p>2.35822</text:p>
          </table:table-cell>
          <table:table-cell office:value-type="float" office:value="3.13852337828777" calcext:value-type="float">
            <text:p>3.13852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7822837065198" calcext:value-type="float">
            <text:p>2.27823</text:p>
          </table:table-cell>
          <table:table-cell office:value-type="float" office:value="2.14818167818791" calcext:value-type="float">
            <text:p>2.14818</text:p>
          </table:table-cell>
          <table:table-cell office:value-type="float" office:value="2.82230320291937" calcext:value-type="float">
            <text:p>2.822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861541656601" calcext:value-type="float">
            <text:p>2.27862</text:p>
          </table:table-cell>
          <table:table-cell office:value-type="float" office:value="2.14102726246533" calcext:value-type="float">
            <text:p>2.14103</text:p>
          </table:table-cell>
          <table:table-cell office:value-type="float" office:value="2.8067596560157" calcext:value-type="float">
            <text:p>2.80676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1144544849315" calcext:value-type="float">
            <text:p>2.11145</text:p>
          </table:table-cell>
          <table:table-cell office:value-type="float" office:value="2.3748196458078" calcext:value-type="float">
            <text:p>2.37482</text:p>
          </table:table-cell>
          <table:table-cell office:value-type="float" office:value="2.9473386395729" calcext:value-type="float">
            <text:p>2.94734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0991757942751" calcext:value-type="float">
            <text:p>2.10992</text:p>
          </table:table-cell>
          <table:table-cell office:value-type="float" office:value="2.38780681556365" calcext:value-type="float">
            <text:p>2.38781</text:p>
          </table:table-cell>
          <table:table-cell office:value-type="float" office:value="2.94069942287224" calcext:value-type="float">
            <text:p>2.9407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927647713186" calcext:value-type="float">
            <text:p>2.26928</text:p>
          </table:table-cell>
          <table:table-cell office:value-type="float" office:value="2.0829015546971" calcext:value-type="float">
            <text:p>2.0829</text:p>
          </table:table-cell>
          <table:table-cell office:value-type="float" office:value="2.52869652239179" calcext:value-type="float">
            <text:p>2.5287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642343339426" calcext:value-type="float">
            <text:p>2.26642</text:p>
          </table:table-cell>
          <table:table-cell office:value-type="float" office:value="2.07737582848153" calcext:value-type="float">
            <text:p>2.07738</text:p>
          </table:table-cell>
          <table:table-cell office:value-type="float" office:value="2.5363103683695" calcext:value-type="float">
            <text:p>2.53631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3" calcext:value-type="float">
            <text:p>3</text:p>
          </table:table-cell>
          <table:table-cell table:formula="of:=SUM([.C1:.C5])" office:value-type="float" office:value="4" calcext:value-type="float">
            <text:p>4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1" calcext:value-type="float">
            <text:p>1</text:p>
          </table:table-cell>
          <table:table-cell table:formula="of:=SUM([.F1:.F5])" office:value-type="float" office:value="2" calcext:value-type="float">
            <text:p>2</text:p>
          </table:table-cell>
          <table:table-cell table:formula="of:=SUM([.G1:.G5])" office:value-type="float" office:value="2" calcext:value-type="float">
            <text:p>2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3" calcext:value-type="float">
            <text:p>3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3" calcext:value-type="float">
            <text:p>3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4" calcext:value-type="float">
            <text:p>4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1" calcext:value-type="float">
            <text:p>1</text:p>
          </table:table-cell>
          <table:table-cell table:formula="of:=SUM([.R1:.R5])" office:value-type="float" office:value="4" calcext:value-type="float">
            <text:p>4</text:p>
          </table:table-cell>
          <table:table-cell table:formula="of:=SUM([.S1:.S5])" office:value-type="float" office:value="3" calcext:value-type="float">
            <text:p>3</text:p>
          </table:table-cell>
          <table:table-cell table:formula="of:=SUM([.T1:.T5])" office:value-type="float" office:value="0" calcext:value-type="float">
            <text:p>0</text:p>
          </table:table-cell>
          <table:table-cell table:formula="of:=SUM([.U1:.U5])" office:value-type="float" office:value="1" calcext:value-type="float">
            <text:p>1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4" calcext:value-type="float">
            <text:p>4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4" calcext:value-type="float">
            <text:p>4</text:p>
          </table:table-cell>
          <table:table-cell table:formula="of:=SUM([.Z1:.Z5])" office:value-type="float" office:value="0" calcext:value-type="float">
            <text:p>0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4" calcext:value-type="float">
            <text:p>4</text:p>
          </table:table-cell>
          <table:table-cell table:formula="of:=SUM([.AC1:.AC5])" office:value-type="float" office:value="2" calcext:value-type="float">
            <text:p>2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1" calcext:value-type="float">
            <text:p>1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2" calcext:value-type="float">
            <text:p>2</text:p>
          </table:table-cell>
          <table:table-cell table:formula="of:=SUM([.AJ1:.AJ5])" office:value-type="float" office:value="2" calcext:value-type="float">
            <text:p>2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2" calcext:value-type="float">
            <text:p>2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1" calcext:value-type="float">
            <text:p>1</text:p>
          </table:table-cell>
          <table:table-cell table:formula="of:=SUM([.AQ1:.AQ5])" office:value-type="float" office:value="3" calcext:value-type="float">
            <text:p>3</text:p>
          </table:table-cell>
          <table:table-cell table:formula="of:=SUM([.AR1:.AR5])" office:value-type="float" office:value="3" calcext:value-type="float">
            <text:p>3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0" calcext:value-type="float">
            <text:p>0</text:p>
          </table:table-cell>
          <table:table-cell table:formula="of:=SUM([.AV1:.AV5])" office:value-type="float" office:value="4" calcext:value-type="float">
            <text:p>4</text:p>
          </table:table-cell>
          <table:table-cell table:formula="of:=SUM([.AW1:.AW5])" office:value-type="float" office:value="1" calcext:value-type="float">
            <text:p>1</text:p>
          </table:table-cell>
          <table:table-cell table:formula="of:=SUM([.AX1:.AX5])" office:value-type="float" office:value="4" calcext:value-type="float">
            <text:p>4</text:p>
          </table:table-cell>
          <table:table-cell table:formula="of:=SUM([.AY1:.AY5])" office:value-type="float" office:value="2" calcext:value-type="float">
            <text:p>2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2" calcext:value-type="float">
            <text:p>2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3" calcext:value-type="float">
            <text:p>3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2" calcext:value-type="float">
            <text:p>2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2" calcext:value-type="float">
            <text:p>2</text:p>
          </table:table-cell>
          <table:table-cell table:formula="of:=SUM([.BJ1:.BJ5])" office:value-type="float" office:value="1" calcext:value-type="float">
            <text:p>1</text:p>
          </table:table-cell>
          <table:table-cell table:formula="of:=SUM([.BK1:.BK5])" office:value-type="float" office:value="3" calcext:value-type="float">
            <text:p>3</text:p>
          </table:table-cell>
          <table:table-cell table:formula="of:=SUM([.BL1:.BL5])" office:value-type="float" office:value="3" calcext:value-type="float">
            <text:p>3</text:p>
          </table:table-cell>
          <table:table-cell table:formula="of:=SUM([.BM1:.BM5])" office:value-type="float" office:value="3" calcext:value-type="float">
            <text:p>3</text:p>
          </table:table-cell>
          <table:table-cell table:formula="of:=SUM([.BN1:.BN5])" office:value-type="float" office:value="4" calcext:value-type="float">
            <text:p>4</text:p>
          </table:table-cell>
          <table:table-cell table:formula="of:=SUM([.BO1:.BO5])" office:value-type="float" office:value="3" calcext:value-type="float">
            <text:p>3</text:p>
          </table:table-cell>
          <table:table-cell table:formula="of:=SUM([.BP1:.BP5])" office:value-type="float" office:value="3" calcext:value-type="float">
            <text:p>3</text:p>
          </table:table-cell>
          <table:table-cell table:formula="of:=SUM([.BQ1:.BQ5])" office:value-type="float" office:value="1" calcext:value-type="float">
            <text:p>1</text:p>
          </table:table-cell>
          <table:table-cell table:formula="of:=SUM([.BR1:.BR5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7T16:27:15.092314448</dc:date>
    <meta:document-statistic meta:table-count="1" meta:cell-count="4637" meta:object-count="0"/>
    <meta:generator>LibreOffice/4.2.8.2$Linux_X86_64 LibreOffice_project/420m0$Build-2</meta:generator>
  </office:meta>
</office:document-meta>
</file>